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VariableMapMethodArgumentResolver.resolveArgument( MethodParameter parameter , @ Nullable ModelAndViewContainer mavContainer , NativeWebRequest webRequest , @ Nullable WebDataBinderFactory binder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thVariableMapMethodArgumentResolver.supportsParameter( MethodParameter paramet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